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33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difficulté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éussite/fail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odificateu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-ABS([.J6])+[.J7]" office:value-type="float" office:value="-11" calcext:value-type="float">
            <text:p>-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min (inclusive)</text:p>
          </table:table-cell>
          <table:table-cell office:value-type="float" office:value="-999" calcext:value-type="float">
            <text:p>-999</text:p>
          </table:table-cell>
          <table:table-cell table:formula="of:=-[.M6]+1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6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max</text:span><text:span text:style-name="T2"> (inclusive)</text:span></text:p>
          </table:table-cell>
          <table:table-cell table:formula="of:=-[.M6]"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M6]-1"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mbre de face</text:p>
          </table:table-cell>
          <table:table-cell table:number-columns-repeated="3"/>
          <table:table-cell office:value-type="string" calcext:value-type="string">
            <text:p>Probabilité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6:.C13])" office:value-type="float" office:value="1" calcext:value-type="float">
            <text:p>1</text:p>
          </table:table-cell>
          <table:table-cell table:formula="of:=SUM([.D6:.D13])" office:value-type="float" office:value="1" calcext:value-type="float">
            <text:p>1</text:p>
          </table:table-cell>
          <table:table-cell table:style-name="ce1" table:formula="of:=100*[.E13]/[.E$48]" office:value-type="float" office:value="0.1953125" calcext:value-type="float">
            <text:p>0,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3]+[.$J$8]" office:value-type="float" office:value="-8" calcext:value-type="float">
            <text:p>-8</text:p>
          </table:table-cell>
          <table:table-cell table:style-name="ce1" table:formula="of:=IF(AND([.$I13]&gt;=[.J$10];[.$I13]&lt;=[.J$11]);[.$F13];0)" office:value-type="float" office:value="0.1953125" calcext:value-type="float">
            <text:p>0,20</text:p>
          </table:table-cell>
          <table:table-cell table:style-name="ce1" table:formula="of:=IF(AND([.$I13]&gt;=[.K$10];[.$I13]&lt;=[.K$11]);[.$F13];0)" office:value-type="float" office:value="0" calcext:value-type="float">
            <text:p>0,00</text:p>
          </table:table-cell>
          <table:table-cell table:style-name="ce1" table:formula="of:=IF(AND([.$I13]&gt;=[.L$10];[.$I13]&lt;=[.L$11]);[.$F13];0)" office:value-type="float" office:value="0" calcext:value-type="float">
            <text:p>0,00</text:p>
          </table:table-cell>
          <table:table-cell table:style-name="ce1" table:formula="of:=IF(AND([.$I13]&gt;=[.M$10];[.$I13]&lt;=[.M$11]);[.$F13];0)" office:value-type="float" office:value="0" calcext:value-type="float">
            <text:p>0,00</text:p>
          </table:table-cell>
          <table:table-cell table:style-name="ce1" table:formula="of:=IF(AND([.$I13]&gt;=[.N$10];[.$I13]&lt;=[.N$11]);[.$F13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7:.C14])" office:value-type="float" office:value="2" calcext:value-type="float">
            <text:p>2</text:p>
          </table:table-cell>
          <table:table-cell table:formula="of:=SUM([.D7:.D14])" office:value-type="float" office:value="3" calcext:value-type="float">
            <text:p>3</text:p>
          </table:table-cell>
          <table:table-cell table:style-name="ce1" table:formula="of:=100*[.E14]/[.E$48]" office:value-type="float" office:value="0.5859375" calcext:value-type="float">
            <text:p>0,5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4]+[.$J$8]" office:value-type="float" office:value="-7" calcext:value-type="float">
            <text:p>-7</text:p>
          </table:table-cell>
          <table:table-cell table:style-name="ce1" table:formula="of:=IF(AND([.$I14]&gt;=[.J$10];[.$I14]&lt;=[.J$11]);[.$F14];0)" office:value-type="float" office:value="0.5859375" calcext:value-type="float">
            <text:p>0,59</text:p>
          </table:table-cell>
          <table:table-cell table:style-name="ce1" table:formula="of:=IF(AND([.$I14]&gt;=[.K$10];[.$I14]&lt;=[.K$11]);[.$F14];0)" office:value-type="float" office:value="0" calcext:value-type="float">
            <text:p>0,00</text:p>
          </table:table-cell>
          <table:table-cell table:style-name="ce1" table:formula="of:=IF(AND([.$I14]&gt;=[.L$10];[.$I14]&lt;=[.L$11]);[.$F14];0)" office:value-type="float" office:value="0" calcext:value-type="float">
            <text:p>0,00</text:p>
          </table:table-cell>
          <table:table-cell table:style-name="ce1" table:formula="of:=IF(AND([.$I14]&gt;=[.M$10];[.$I14]&lt;=[.M$11]);[.$F14];0)" office:value-type="float" office:value="0" calcext:value-type="float">
            <text:p>0,00</text:p>
          </table:table-cell>
          <table:table-cell table:style-name="ce1" table:formula="of:=IF(AND([.$I14]&gt;=[.N$10];[.$I14]&lt;=[.N$11]);[.$F14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8:.C15])" office:value-type="float" office:value="3" calcext:value-type="float">
            <text:p>3</text:p>
          </table:table-cell>
          <table:table-cell table:formula="of:=SUM([.D8:.D15])" office:value-type="float" office:value="6" calcext:value-type="float">
            <text:p>6</text:p>
          </table:table-cell>
          <table:table-cell table:style-name="ce1" table:formula="of:=100*[.E15]/[.E$48]" office:value-type="float" office:value="1.171875" calcext:value-type="float">
            <text:p>1,1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+[.$J$8]" office:value-type="float" office:value="-6" calcext:value-type="float">
            <text:p>-6</text:p>
          </table:table-cell>
          <table:table-cell table:style-name="ce1" table:formula="of:=IF(AND([.$I15]&gt;=[.J$10];[.$I15]&lt;=[.J$11]);[.$F15];0)" office:value-type="float" office:value="0" calcext:value-type="float">
            <text:p>0,00</text:p>
          </table:table-cell>
          <table:table-cell table:style-name="ce1" table:formula="of:=IF(AND([.$I15]&gt;=[.K$10];[.$I15]&lt;=[.K$11]);[.$F15];0)" office:value-type="float" office:value="1.171875" calcext:value-type="float">
            <text:p>1,17</text:p>
          </table:table-cell>
          <table:table-cell table:style-name="ce1" table:formula="of:=IF(AND([.$I15]&gt;=[.L$10];[.$I15]&lt;=[.L$11]);[.$F15];0)" office:value-type="float" office:value="0" calcext:value-type="float">
            <text:p>0,00</text:p>
          </table:table-cell>
          <table:table-cell table:style-name="ce1" table:formula="of:=IF(AND([.$I15]&gt;=[.M$10];[.$I15]&lt;=[.M$11]);[.$F15];0)" office:value-type="float" office:value="0" calcext:value-type="float">
            <text:p>0,00</text:p>
          </table:table-cell>
          <table:table-cell table:style-name="ce1" table:formula="of:=IF(AND([.$I15]&gt;=[.N$10];[.$I15]&lt;=[.N$11]);[.$F15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9:.C16])" office:value-type="float" office:value="4" calcext:value-type="float">
            <text:p>4</text:p>
          </table:table-cell>
          <table:table-cell table:formula="of:=SUM([.D9:.D16])" office:value-type="float" office:value="10" calcext:value-type="float">
            <text:p>10</text:p>
          </table:table-cell>
          <table:table-cell table:style-name="ce1" table:formula="of:=100*[.E16]/[.E$48]" office:value-type="float" office:value="1.953125" calcext:value-type="float">
            <text:p>1,9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6]+[.$J$8]" office:value-type="float" office:value="-5" calcext:value-type="float">
            <text:p>-5</text:p>
          </table:table-cell>
          <table:table-cell table:style-name="ce1" table:formula="of:=IF(AND([.$I16]&gt;=[.J$10];[.$I16]&lt;=[.J$11]);[.$F16];0)" office:value-type="float" office:value="0" calcext:value-type="float">
            <text:p>0,00</text:p>
          </table:table-cell>
          <table:table-cell table:style-name="ce1" table:formula="of:=IF(AND([.$I16]&gt;=[.K$10];[.$I16]&lt;=[.K$11]);[.$F16];0)" office:value-type="float" office:value="1.953125" calcext:value-type="float">
            <text:p>1,95</text:p>
          </table:table-cell>
          <table:table-cell table:style-name="ce1" table:formula="of:=IF(AND([.$I16]&gt;=[.L$10];[.$I16]&lt;=[.L$11]);[.$F16];0)" office:value-type="float" office:value="0" calcext:value-type="float">
            <text:p>0,00</text:p>
          </table:table-cell>
          <table:table-cell table:style-name="ce1" table:formula="of:=IF(AND([.$I16]&gt;=[.M$10];[.$I16]&lt;=[.M$11]);[.$F16];0)" office:value-type="float" office:value="0" calcext:value-type="float">
            <text:p>0,00</text:p>
          </table:table-cell>
          <table:table-cell table:style-name="ce1" table:formula="of:=IF(AND([.$I16]&gt;=[.N$10];[.$I16]&lt;=[.N$11]);[.$F16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0:.C17])" office:value-type="float" office:value="5" calcext:value-type="float">
            <text:p>5</text:p>
          </table:table-cell>
          <table:table-cell table:formula="of:=SUM([.D10:.D17])" office:value-type="float" office:value="15" calcext:value-type="float">
            <text:p>15</text:p>
          </table:table-cell>
          <table:table-cell table:style-name="ce1" table:formula="of:=100*[.E17]/[.E$48]" office:value-type="float" office:value="2.9296875" calcext:value-type="float">
            <text:p>2,9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17]+[.$J$8]" office:value-type="float" office:value="-4" calcext:value-type="float">
            <text:p>-4</text:p>
          </table:table-cell>
          <table:table-cell table:style-name="ce1" table:formula="of:=IF(AND([.$I17]&gt;=[.J$10];[.$I17]&lt;=[.J$11]);[.$F17];0)" office:value-type="float" office:value="0" calcext:value-type="float">
            <text:p>0,00</text:p>
          </table:table-cell>
          <table:table-cell table:style-name="ce1" table:formula="of:=IF(AND([.$I17]&gt;=[.K$10];[.$I17]&lt;=[.K$11]);[.$F17];0)" office:value-type="float" office:value="2.9296875" calcext:value-type="float">
            <text:p>2,93</text:p>
          </table:table-cell>
          <table:table-cell table:style-name="ce1" table:formula="of:=IF(AND([.$I17]&gt;=[.L$10];[.$I17]&lt;=[.L$11]);[.$F17];0)" office:value-type="float" office:value="0" calcext:value-type="float">
            <text:p>0,00</text:p>
          </table:table-cell>
          <table:table-cell table:style-name="ce1" table:formula="of:=IF(AND([.$I17]&gt;=[.M$10];[.$I17]&lt;=[.M$11]);[.$F17];0)" office:value-type="float" office:value="0" calcext:value-type="float">
            <text:p>0,00</text:p>
          </table:table-cell>
          <table:table-cell table:style-name="ce1" table:formula="of:=IF(AND([.$I17]&gt;=[.N$10];[.$I17]&lt;=[.N$11]);[.$F17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11:.C18])" office:value-type="float" office:value="6" calcext:value-type="float">
            <text:p>6</text:p>
          </table:table-cell>
          <table:table-cell table:formula="of:=SUM([.D11:.D18])" office:value-type="float" office:value="21" calcext:value-type="float">
            <text:p>21</text:p>
          </table:table-cell>
          <table:table-cell table:style-name="ce1" table:formula="of:=100*[.E18]/[.E$48]" office:value-type="float" office:value="4.1015625" calcext:value-type="float">
            <text:p>4,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8]+[.$J$8]" office:value-type="float" office:value="-3" calcext:value-type="float">
            <text:p>-3</text:p>
          </table:table-cell>
          <table:table-cell table:style-name="ce1" table:formula="of:=IF(AND([.$I18]&gt;=[.J$10];[.$I18]&lt;=[.J$11]);[.$F18];0)" office:value-type="float" office:value="0" calcext:value-type="float">
            <text:p>0,00</text:p>
          </table:table-cell>
          <table:table-cell table:style-name="ce1" table:formula="of:=IF(AND([.$I18]&gt;=[.K$10];[.$I18]&lt;=[.K$11]);[.$F18];0)" office:value-type="float" office:value="4.1015625" calcext:value-type="float">
            <text:p>4,10</text:p>
          </table:table-cell>
          <table:table-cell table:style-name="ce1" table:formula="of:=IF(AND([.$I18]&gt;=[.L$10];[.$I18]&lt;=[.L$11]);[.$F18];0)" office:value-type="float" office:value="0" calcext:value-type="float">
            <text:p>0,00</text:p>
          </table:table-cell>
          <table:table-cell table:style-name="ce1" table:formula="of:=IF(AND([.$I18]&gt;=[.M$10];[.$I18]&lt;=[.M$11]);[.$F18];0)" office:value-type="float" office:value="0" calcext:value-type="float">
            <text:p>0,00</text:p>
          </table:table-cell>
          <table:table-cell table:style-name="ce1" table:formula="of:=IF(AND([.$I18]&gt;=[.N$10];[.$I18]&lt;=[.N$11]);[.$F18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12:.C19])" office:value-type="float" office:value="7" calcext:value-type="float">
            <text:p>7</text:p>
          </table:table-cell>
          <table:table-cell table:formula="of:=SUM([.D12:.D19])" office:value-type="float" office:value="28" calcext:value-type="float">
            <text:p>28</text:p>
          </table:table-cell>
          <table:table-cell table:style-name="ce1" table:formula="of:=100*[.E19]/[.E$48]" office:value-type="float" office:value="5.46875" calcext:value-type="float">
            <text:p>5,4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+[.$J$8]" office:value-type="float" office:value="-2" calcext:value-type="float">
            <text:p>-2</text:p>
          </table:table-cell>
          <table:table-cell table:style-name="ce1" table:formula="of:=IF(AND([.$I19]&gt;=[.J$10];[.$I19]&lt;=[.J$11]);[.$F19];0)" office:value-type="float" office:value="0" calcext:value-type="float">
            <text:p>0,00</text:p>
          </table:table-cell>
          <table:table-cell table:style-name="ce1" table:formula="of:=IF(AND([.$I19]&gt;=[.K$10];[.$I19]&lt;=[.K$11]);[.$F19];0)" office:value-type="float" office:value="5.46875" calcext:value-type="float">
            <text:p>5,47</text:p>
          </table:table-cell>
          <table:table-cell table:style-name="ce1" table:formula="of:=IF(AND([.$I19]&gt;=[.L$10];[.$I19]&lt;=[.L$11]);[.$F19];0)" office:value-type="float" office:value="0" calcext:value-type="float">
            <text:p>0,00</text:p>
          </table:table-cell>
          <table:table-cell table:style-name="ce1" table:formula="of:=IF(AND([.$I19]&gt;=[.M$10];[.$I19]&lt;=[.M$11]);[.$F19];0)" office:value-type="float" office:value="0" calcext:value-type="float">
            <text:p>0,00</text:p>
          </table:table-cell>
          <table:table-cell table:style-name="ce1" table:formula="of:=IF(AND([.$I19]&gt;=[.N$10];[.$I19]&lt;=[.N$11]);[.$F19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C13:.C20])" office:value-type="float" office:value="8" calcext:value-type="float">
            <text:p>8</text:p>
          </table:table-cell>
          <table:table-cell table:formula="of:=SUM([.D13:.D20])" office:value-type="float" office:value="36" calcext:value-type="float">
            <text:p>36</text:p>
          </table:table-cell>
          <table:table-cell table:style-name="ce1" table:formula="of:=100*[.E20]/[.E$48]" office:value-type="float" office:value="7.03125" calcext:value-type="float">
            <text:p>7,0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0]+[.$J$8]" office:value-type="float" office:value="-1" calcext:value-type="float">
            <text:p>-1</text:p>
          </table:table-cell>
          <table:table-cell table:style-name="ce1" table:formula="of:=IF(AND([.$I20]&gt;=[.J$10];[.$I20]&lt;=[.J$11]);[.$F20];0)" office:value-type="float" office:value="0" calcext:value-type="float">
            <text:p>0,00</text:p>
          </table:table-cell>
          <table:table-cell table:style-name="ce1" table:formula="of:=IF(AND([.$I20]&gt;=[.K$10];[.$I20]&lt;=[.K$11]);[.$F20];0)" office:value-type="float" office:value="7.03125" calcext:value-type="float">
            <text:p>7,03</text:p>
          </table:table-cell>
          <table:table-cell table:style-name="ce1" table:formula="of:=IF(AND([.$I20]&gt;=[.L$10];[.$I20]&lt;=[.L$11]);[.$F20];0)" office:value-type="float" office:value="0" calcext:value-type="float">
            <text:p>0,00</text:p>
          </table:table-cell>
          <table:table-cell table:style-name="ce1" table:formula="of:=IF(AND([.$I20]&gt;=[.M$10];[.$I20]&lt;=[.M$11]);[.$F20];0)" office:value-type="float" office:value="0" calcext:value-type="float">
            <text:p>0,00</text:p>
          </table:table-cell>
          <table:table-cell table:style-name="ce1" table:formula="of:=IF(AND([.$I20]&gt;=[.N$10];[.$I20]&lt;=[.N$11]);[.$F20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M([.C14:.C21])" office:value-type="float" office:value="7" calcext:value-type="float">
            <text:p>7</text:p>
          </table:table-cell>
          <table:table-cell table:formula="of:=SUM([.D14:.D21])" office:value-type="float" office:value="42" calcext:value-type="float">
            <text:p>42</text:p>
          </table:table-cell>
          <table:table-cell table:style-name="ce1" table:formula="of:=100*[.E21]/[.E$48]" office:value-type="float" office:value="8.203125" calcext:value-type="float">
            <text:p>8,2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21]+[.$J$8]" office:value-type="float" office:value="0" calcext:value-type="float">
            <text:p>0</text:p>
          </table:table-cell>
          <table:table-cell table:style-name="ce1" table:formula="of:=IF(AND([.$I21]&gt;=[.J$10];[.$I21]&lt;=[.J$11]);[.$F21];0)" office:value-type="float" office:value="0" calcext:value-type="float">
            <text:p>0,00</text:p>
          </table:table-cell>
          <table:table-cell table:style-name="ce1" table:formula="of:=IF(AND([.$I21]&gt;=[.K$10];[.$I21]&lt;=[.K$11]);[.$F21];0)" office:value-type="float" office:value="0" calcext:value-type="float">
            <text:p>0,00</text:p>
          </table:table-cell>
          <table:table-cell table:style-name="ce1" table:formula="of:=IF(AND([.$I21]&gt;=[.L$10];[.$I21]&lt;=[.L$11]);[.$F21];0)" office:value-type="float" office:value="8.203125" calcext:value-type="float">
            <text:p>8,20</text:p>
          </table:table-cell>
          <table:table-cell table:style-name="ce1" table:formula="of:=IF(AND([.$I21]&gt;=[.M$10];[.$I21]&lt;=[.M$11]);[.$F21];0)" office:value-type="float" office:value="0" calcext:value-type="float">
            <text:p>0,00</text:p>
          </table:table-cell>
          <table:table-cell table:style-name="ce1" table:formula="of:=IF(AND([.$I21]&gt;=[.N$10];[.$I21]&lt;=[.N$11]);[.$F21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SUM([.C15:.C22])" office:value-type="float" office:value="6" calcext:value-type="float">
            <text:p>6</text:p>
          </table:table-cell>
          <table:table-cell table:formula="of:=SUM([.D15:.D22])" office:value-type="float" office:value="46" calcext:value-type="float">
            <text:p>46</text:p>
          </table:table-cell>
          <table:table-cell table:style-name="ce1" table:formula="of:=100*[.E22]/[.E$48]" office:value-type="float" office:value="8.984375" calcext:value-type="float">
            <text:p>8,9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22]+[.$J$8]" office:value-type="float" office:value="1" calcext:value-type="float">
            <text:p>1</text:p>
          </table:table-cell>
          <table:table-cell table:style-name="ce1" table:formula="of:=IF(AND([.$I22]&gt;=[.J$10];[.$I22]&lt;=[.J$11]);[.$F22];0)" office:value-type="float" office:value="0" calcext:value-type="float">
            <text:p>0,00</text:p>
          </table:table-cell>
          <table:table-cell table:style-name="ce1" table:formula="of:=IF(AND([.$I22]&gt;=[.K$10];[.$I22]&lt;=[.K$11]);[.$F22];0)" office:value-type="float" office:value="0" calcext:value-type="float">
            <text:p>0,00</text:p>
          </table:table-cell>
          <table:table-cell table:style-name="ce1" table:formula="of:=IF(AND([.$I22]&gt;=[.L$10];[.$I22]&lt;=[.L$11]);[.$F22];0)" office:value-type="float" office:value="0" calcext:value-type="float">
            <text:p>0,00</text:p>
          </table:table-cell>
          <table:table-cell table:style-name="ce1" table:formula="of:=IF(AND([.$I22]&gt;=[.M$10];[.$I22]&lt;=[.M$11]);[.$F22];0)" office:value-type="float" office:value="8.984375" calcext:value-type="float">
            <text:p>8,98</text:p>
          </table:table-cell>
          <table:table-cell table:style-name="ce1" table:formula="of:=IF(AND([.$I22]&gt;=[.N$10];[.$I22]&lt;=[.N$11]);[.$F22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16:.C23])" office:value-type="float" office:value="5" calcext:value-type="float">
            <text:p>5</text:p>
          </table:table-cell>
          <table:table-cell table:formula="of:=SUM([.D16:.D23])" office:value-type="float" office:value="48" calcext:value-type="float">
            <text:p>48</text:p>
          </table:table-cell>
          <table:table-cell table:style-name="ce1" table:formula="of:=100*[.E23]/[.E$48]" office:value-type="float" office:value="9.375" calcext:value-type="float">
            <text:p>9,3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3]+[.$J$8]" office:value-type="float" office:value="2" calcext:value-type="float">
            <text:p>2</text:p>
          </table:table-cell>
          <table:table-cell table:style-name="ce1" table:formula="of:=IF(AND([.$I23]&gt;=[.J$10];[.$I23]&lt;=[.J$11]);[.$F23];0)" office:value-type="float" office:value="0" calcext:value-type="float">
            <text:p>0,00</text:p>
          </table:table-cell>
          <table:table-cell table:style-name="ce1" table:formula="of:=IF(AND([.$I23]&gt;=[.K$10];[.$I23]&lt;=[.K$11]);[.$F23];0)" office:value-type="float" office:value="0" calcext:value-type="float">
            <text:p>0,00</text:p>
          </table:table-cell>
          <table:table-cell table:style-name="ce1" table:formula="of:=IF(AND([.$I23]&gt;=[.L$10];[.$I23]&lt;=[.L$11]);[.$F23];0)" office:value-type="float" office:value="0" calcext:value-type="float">
            <text:p>0,00</text:p>
          </table:table-cell>
          <table:table-cell table:style-name="ce1" table:formula="of:=IF(AND([.$I23]&gt;=[.M$10];[.$I23]&lt;=[.M$11]);[.$F23];0)" office:value-type="float" office:value="9.375" calcext:value-type="float">
            <text:p>9,38</text:p>
          </table:table-cell>
          <table:table-cell table:style-name="ce1" table:formula="of:=IF(AND([.$I23]&gt;=[.N$10];[.$I23]&lt;=[.N$11]);[.$F23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17:.C24])" office:value-type="float" office:value="4" calcext:value-type="float">
            <text:p>4</text:p>
          </table:table-cell>
          <table:table-cell table:formula="of:=SUM([.D17:.D24])" office:value-type="float" office:value="48" calcext:value-type="float">
            <text:p>48</text:p>
          </table:table-cell>
          <table:table-cell table:style-name="ce1" table:formula="of:=100*[.E24]/[.E$48]" office:value-type="float" office:value="9.375" calcext:value-type="float">
            <text:p>9,3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4]+[.$J$8]" office:value-type="float" office:value="3" calcext:value-type="float">
            <text:p>3</text:p>
          </table:table-cell>
          <table:table-cell table:style-name="ce1" table:formula="of:=IF(AND([.$I24]&gt;=[.J$10];[.$I24]&lt;=[.J$11]);[.$F24];0)" office:value-type="float" office:value="0" calcext:value-type="float">
            <text:p>0,00</text:p>
          </table:table-cell>
          <table:table-cell table:style-name="ce1" table:formula="of:=IF(AND([.$I24]&gt;=[.K$10];[.$I24]&lt;=[.K$11]);[.$F24];0)" office:value-type="float" office:value="0" calcext:value-type="float">
            <text:p>0,00</text:p>
          </table:table-cell>
          <table:table-cell table:style-name="ce1" table:formula="of:=IF(AND([.$I24]&gt;=[.L$10];[.$I24]&lt;=[.L$11]);[.$F24];0)" office:value-type="float" office:value="0" calcext:value-type="float">
            <text:p>0,00</text:p>
          </table:table-cell>
          <table:table-cell table:style-name="ce1" table:formula="of:=IF(AND([.$I24]&gt;=[.M$10];[.$I24]&lt;=[.M$11]);[.$F24];0)" office:value-type="float" office:value="9.375" calcext:value-type="float">
            <text:p>9,38</text:p>
          </table:table-cell>
          <table:table-cell table:style-name="ce1" table:formula="of:=IF(AND([.$I24]&gt;=[.N$10];[.$I24]&lt;=[.N$11]);[.$F24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18:.C25])" office:value-type="float" office:value="3" calcext:value-type="float">
            <text:p>3</text:p>
          </table:table-cell>
          <table:table-cell table:formula="of:=SUM([.D18:.D25])" office:value-type="float" office:value="46" calcext:value-type="float">
            <text:p>46</text:p>
          </table:table-cell>
          <table:table-cell table:style-name="ce1" table:formula="of:=100*[.E25]/[.E$48]" office:value-type="float" office:value="8.984375" calcext:value-type="float">
            <text:p>8,9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5]+[.$J$8]" office:value-type="float" office:value="4" calcext:value-type="float">
            <text:p>4</text:p>
          </table:table-cell>
          <table:table-cell table:style-name="ce1" table:formula="of:=IF(AND([.$I25]&gt;=[.J$10];[.$I25]&lt;=[.J$11]);[.$F25];0)" office:value-type="float" office:value="0" calcext:value-type="float">
            <text:p>0,00</text:p>
          </table:table-cell>
          <table:table-cell table:style-name="ce1" table:formula="of:=IF(AND([.$I25]&gt;=[.K$10];[.$I25]&lt;=[.K$11]);[.$F25];0)" office:value-type="float" office:value="0" calcext:value-type="float">
            <text:p>0,00</text:p>
          </table:table-cell>
          <table:table-cell table:style-name="ce1" table:formula="of:=IF(AND([.$I25]&gt;=[.L$10];[.$I25]&lt;=[.L$11]);[.$F25];0)" office:value-type="float" office:value="0" calcext:value-type="float">
            <text:p>0,00</text:p>
          </table:table-cell>
          <table:table-cell table:style-name="ce1" table:formula="of:=IF(AND([.$I25]&gt;=[.M$10];[.$I25]&lt;=[.M$11]);[.$F25];0)" office:value-type="float" office:value="8.984375" calcext:value-type="float">
            <text:p>8,98</text:p>
          </table:table-cell>
          <table:table-cell table:style-name="ce1" table:formula="of:=IF(AND([.$I25]&gt;=[.N$10];[.$I25]&lt;=[.N$11]);[.$F25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19:.C26])" office:value-type="float" office:value="2" calcext:value-type="float">
            <text:p>2</text:p>
          </table:table-cell>
          <table:table-cell table:formula="of:=SUM([.D19:.D26])" office:value-type="float" office:value="42" calcext:value-type="float">
            <text:p>42</text:p>
          </table:table-cell>
          <table:table-cell table:style-name="ce1" table:formula="of:=100*[.E26]/[.E$48]" office:value-type="float" office:value="8.203125" calcext:value-type="float">
            <text:p>8,2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6]+[.$J$8]" office:value-type="float" office:value="5" calcext:value-type="float">
            <text:p>5</text:p>
          </table:table-cell>
          <table:table-cell table:style-name="ce1" table:formula="of:=IF(AND([.$I26]&gt;=[.J$10];[.$I26]&lt;=[.J$11]);[.$F26];0)" office:value-type="float" office:value="0" calcext:value-type="float">
            <text:p>0,00</text:p>
          </table:table-cell>
          <table:table-cell table:style-name="ce1" table:formula="of:=IF(AND([.$I26]&gt;=[.K$10];[.$I26]&lt;=[.K$11]);[.$F26];0)" office:value-type="float" office:value="0" calcext:value-type="float">
            <text:p>0,00</text:p>
          </table:table-cell>
          <table:table-cell table:style-name="ce1" table:formula="of:=IF(AND([.$I26]&gt;=[.L$10];[.$I26]&lt;=[.L$11]);[.$F26];0)" office:value-type="float" office:value="0" calcext:value-type="float">
            <text:p>0,00</text:p>
          </table:table-cell>
          <table:table-cell table:style-name="ce1" table:formula="of:=IF(AND([.$I26]&gt;=[.M$10];[.$I26]&lt;=[.M$11]);[.$F26];0)" office:value-type="float" office:value="8.203125" calcext:value-type="float">
            <text:p>8,20</text:p>
          </table:table-cell>
          <table:table-cell table:style-name="ce1" table:formula="of:=IF(AND([.$I26]&gt;=[.N$10];[.$I26]&lt;=[.N$11]);[.$F26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0:.C27])" office:value-type="float" office:value="1" calcext:value-type="float">
            <text:p>1</text:p>
          </table:table-cell>
          <table:table-cell table:formula="of:=SUM([.D20:.D27])" office:value-type="float" office:value="36" calcext:value-type="float">
            <text:p>36</text:p>
          </table:table-cell>
          <table:table-cell table:style-name="ce1" table:formula="of:=100*[.E27]/[.E$48]" office:value-type="float" office:value="7.03125" calcext:value-type="float">
            <text:p>7,0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7]+[.$J$8]" office:value-type="float" office:value="6" calcext:value-type="float">
            <text:p>6</text:p>
          </table:table-cell>
          <table:table-cell table:style-name="ce1" table:formula="of:=IF(AND([.$I27]&gt;=[.J$10];[.$I27]&lt;=[.J$11]);[.$F27];0)" office:value-type="float" office:value="0" calcext:value-type="float">
            <text:p>0,00</text:p>
          </table:table-cell>
          <table:table-cell table:style-name="ce1" table:formula="of:=IF(AND([.$I27]&gt;=[.K$10];[.$I27]&lt;=[.K$11]);[.$F27];0)" office:value-type="float" office:value="0" calcext:value-type="float">
            <text:p>0,00</text:p>
          </table:table-cell>
          <table:table-cell table:style-name="ce1" table:formula="of:=IF(AND([.$I27]&gt;=[.L$10];[.$I27]&lt;=[.L$11]);[.$F27];0)" office:value-type="float" office:value="0" calcext:value-type="float">
            <text:p>0,00</text:p>
          </table:table-cell>
          <table:table-cell table:style-name="ce1" table:formula="of:=IF(AND([.$I27]&gt;=[.M$10];[.$I27]&lt;=[.M$11]);[.$F27];0)" office:value-type="float" office:value="7.03125" calcext:value-type="float">
            <text:p>7,03</text:p>
          </table:table-cell>
          <table:table-cell table:style-name="ce1" table:formula="of:=IF(AND([.$I27]&gt;=[.N$10];[.$I27]&lt;=[.N$11]);[.$F27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1:.C28])" office:value-type="float" office:value="0" calcext:value-type="float">
            <text:p>0</text:p>
          </table:table-cell>
          <table:table-cell table:formula="of:=SUM([.D21:.D28])" office:value-type="float" office:value="28" calcext:value-type="float">
            <text:p>28</text:p>
          </table:table-cell>
          <table:table-cell table:style-name="ce1" table:formula="of:=100*[.E28]/[.E$48]" office:value-type="float" office:value="5.46875" calcext:value-type="float">
            <text:p>5,4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8]+[.$J$8]" office:value-type="float" office:value="7" calcext:value-type="float">
            <text:p>7</text:p>
          </table:table-cell>
          <table:table-cell table:style-name="ce1" table:formula="of:=IF(AND([.$I28]&gt;=[.J$10];[.$I28]&lt;=[.J$11]);[.$F28];0)" office:value-type="float" office:value="0" calcext:value-type="float">
            <text:p>0,00</text:p>
          </table:table-cell>
          <table:table-cell table:style-name="ce1" table:formula="of:=IF(AND([.$I28]&gt;=[.K$10];[.$I28]&lt;=[.K$11]);[.$F28];0)" office:value-type="float" office:value="0" calcext:value-type="float">
            <text:p>0,00</text:p>
          </table:table-cell>
          <table:table-cell table:style-name="ce1" table:formula="of:=IF(AND([.$I28]&gt;=[.L$10];[.$I28]&lt;=[.L$11]);[.$F28];0)" office:value-type="float" office:value="0" calcext:value-type="float">
            <text:p>0,00</text:p>
          </table:table-cell>
          <table:table-cell table:style-name="ce1" table:formula="of:=IF(AND([.$I28]&gt;=[.M$10];[.$I28]&lt;=[.M$11]);[.$F28];0)" office:value-type="float" office:value="0" calcext:value-type="float">
            <text:p>0,00</text:p>
          </table:table-cell>
          <table:table-cell table:style-name="ce1" table:formula="of:=IF(AND([.$I28]&gt;=[.N$10];[.$I28]&lt;=[.N$11]);[.$F28];0)" office:value-type="float" office:value="5.46875" calcext:value-type="float">
            <text:p>5,4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2:.C29])" office:value-type="float" office:value="0" calcext:value-type="float">
            <text:p>0</text:p>
          </table:table-cell>
          <table:table-cell table:formula="of:=SUM([.D22:.D29])" office:value-type="float" office:value="21" calcext:value-type="float">
            <text:p>21</text:p>
          </table:table-cell>
          <table:table-cell table:style-name="ce1" table:formula="of:=100*[.E29]/[.E$48]" office:value-type="float" office:value="4.1015625" calcext:value-type="float">
            <text:p>4,1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29]+[.$J$8]" office:value-type="float" office:value="8" calcext:value-type="float">
            <text:p>8</text:p>
          </table:table-cell>
          <table:table-cell table:style-name="ce1" table:formula="of:=IF(AND([.$I29]&gt;=[.J$10];[.$I29]&lt;=[.J$11]);[.$F29];0)" office:value-type="float" office:value="0" calcext:value-type="float">
            <text:p>0,00</text:p>
          </table:table-cell>
          <table:table-cell table:style-name="ce1" table:formula="of:=IF(AND([.$I29]&gt;=[.K$10];[.$I29]&lt;=[.K$11]);[.$F29];0)" office:value-type="float" office:value="0" calcext:value-type="float">
            <text:p>0,00</text:p>
          </table:table-cell>
          <table:table-cell table:style-name="ce1" table:formula="of:=IF(AND([.$I29]&gt;=[.L$10];[.$I29]&lt;=[.L$11]);[.$F29];0)" office:value-type="float" office:value="0" calcext:value-type="float">
            <text:p>0,00</text:p>
          </table:table-cell>
          <table:table-cell table:style-name="ce1" table:formula="of:=IF(AND([.$I29]&gt;=[.M$10];[.$I29]&lt;=[.M$11]);[.$F29];0)" office:value-type="float" office:value="0" calcext:value-type="float">
            <text:p>0,00</text:p>
          </table:table-cell>
          <table:table-cell table:style-name="ce1" table:formula="of:=IF(AND([.$I29]&gt;=[.N$10];[.$I29]&lt;=[.N$11]);[.$F29];0)" office:value-type="float" office:value="4.1015625" calcext:value-type="float">
            <text:p>4,1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3:.C30])" office:value-type="float" office:value="0" calcext:value-type="float">
            <text:p>0</text:p>
          </table:table-cell>
          <table:table-cell table:formula="of:=SUM([.D23:.D30])" office:value-type="float" office:value="15" calcext:value-type="float">
            <text:p>15</text:p>
          </table:table-cell>
          <table:table-cell table:style-name="ce1" table:formula="of:=100*[.E30]/[.E$48]" office:value-type="float" office:value="2.9296875" calcext:value-type="float">
            <text:p>2,9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30]+[.$J$8]" office:value-type="float" office:value="9" calcext:value-type="float">
            <text:p>9</text:p>
          </table:table-cell>
          <table:table-cell table:style-name="ce1" table:formula="of:=IF(AND([.$I30]&gt;=[.J$10];[.$I30]&lt;=[.J$11]);[.$F30];0)" office:value-type="float" office:value="0" calcext:value-type="float">
            <text:p>0,00</text:p>
          </table:table-cell>
          <table:table-cell table:style-name="ce1" table:formula="of:=IF(AND([.$I30]&gt;=[.K$10];[.$I30]&lt;=[.K$11]);[.$F30];0)" office:value-type="float" office:value="0" calcext:value-type="float">
            <text:p>0,00</text:p>
          </table:table-cell>
          <table:table-cell table:style-name="ce1" table:formula="of:=IF(AND([.$I30]&gt;=[.L$10];[.$I30]&lt;=[.L$11]);[.$F30];0)" office:value-type="float" office:value="0" calcext:value-type="float">
            <text:p>0,00</text:p>
          </table:table-cell>
          <table:table-cell table:style-name="ce1" table:formula="of:=IF(AND([.$I30]&gt;=[.M$10];[.$I30]&lt;=[.M$11]);[.$F30];0)" office:value-type="float" office:value="0" calcext:value-type="float">
            <text:p>0,00</text:p>
          </table:table-cell>
          <table:table-cell table:style-name="ce1" table:formula="of:=IF(AND([.$I30]&gt;=[.N$10];[.$I30]&lt;=[.N$11]);[.$F30];0)" office:value-type="float" office:value="2.9296875" calcext:value-type="float">
            <text:p>2,9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4:.C31])" office:value-type="float" office:value="0" calcext:value-type="float">
            <text:p>0</text:p>
          </table:table-cell>
          <table:table-cell table:formula="of:=SUM([.D24:.D31])" office:value-type="float" office:value="10" calcext:value-type="float">
            <text:p>10</text:p>
          </table:table-cell>
          <table:table-cell table:style-name="ce1" table:formula="of:=100*[.E31]/[.E$48]" office:value-type="float" office:value="1.953125" calcext:value-type="float">
            <text:p>1,9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31]+[.$J$8]" office:value-type="float" office:value="10" calcext:value-type="float">
            <text:p>10</text:p>
          </table:table-cell>
          <table:table-cell table:style-name="ce1" table:formula="of:=IF(AND([.$I31]&gt;=[.J$10];[.$I31]&lt;=[.J$11]);[.$F31];0)" office:value-type="float" office:value="0" calcext:value-type="float">
            <text:p>0,00</text:p>
          </table:table-cell>
          <table:table-cell table:style-name="ce1" table:formula="of:=IF(AND([.$I31]&gt;=[.K$10];[.$I31]&lt;=[.K$11]);[.$F31];0)" office:value-type="float" office:value="0" calcext:value-type="float">
            <text:p>0,00</text:p>
          </table:table-cell>
          <table:table-cell table:style-name="ce1" table:formula="of:=IF(AND([.$I31]&gt;=[.L$10];[.$I31]&lt;=[.L$11]);[.$F31];0)" office:value-type="float" office:value="0" calcext:value-type="float">
            <text:p>0,00</text:p>
          </table:table-cell>
          <table:table-cell table:style-name="ce1" table:formula="of:=IF(AND([.$I31]&gt;=[.M$10];[.$I31]&lt;=[.M$11]);[.$F31];0)" office:value-type="float" office:value="0" calcext:value-type="float">
            <text:p>0,00</text:p>
          </table:table-cell>
          <table:table-cell table:style-name="ce1" table:formula="of:=IF(AND([.$I31]&gt;=[.N$10];[.$I31]&lt;=[.N$11]);[.$F31];0)" office:value-type="float" office:value="1.953125" calcext:value-type="float">
            <text:p>1,9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5:.C32])" office:value-type="float" office:value="0" calcext:value-type="float">
            <text:p>0</text:p>
          </table:table-cell>
          <table:table-cell table:formula="of:=SUM([.D25:.D32])" office:value-type="float" office:value="6" calcext:value-type="float">
            <text:p>6</text:p>
          </table:table-cell>
          <table:table-cell table:style-name="ce1" table:formula="of:=100*[.E32]/[.E$48]" office:value-type="float" office:value="1.171875" calcext:value-type="float">
            <text:p>1,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32]+[.$J$8]" office:value-type="float" office:value="11" calcext:value-type="float">
            <text:p>11</text:p>
          </table:table-cell>
          <table:table-cell table:style-name="ce1" table:formula="of:=IF(AND([.$I32]&gt;=[.J$10];[.$I32]&lt;=[.J$11]);[.$F32];0)" office:value-type="float" office:value="0" calcext:value-type="float">
            <text:p>0,00</text:p>
          </table:table-cell>
          <table:table-cell table:style-name="ce1" table:formula="of:=IF(AND([.$I32]&gt;=[.K$10];[.$I32]&lt;=[.K$11]);[.$F32];0)" office:value-type="float" office:value="0" calcext:value-type="float">
            <text:p>0,00</text:p>
          </table:table-cell>
          <table:table-cell table:style-name="ce1" table:formula="of:=IF(AND([.$I32]&gt;=[.L$10];[.$I32]&lt;=[.L$11]);[.$F32];0)" office:value-type="float" office:value="0" calcext:value-type="float">
            <text:p>0,00</text:p>
          </table:table-cell>
          <table:table-cell table:style-name="ce1" table:formula="of:=IF(AND([.$I32]&gt;=[.M$10];[.$I32]&lt;=[.M$11]);[.$F32];0)" office:value-type="float" office:value="0" calcext:value-type="float">
            <text:p>0,00</text:p>
          </table:table-cell>
          <table:table-cell table:style-name="ce1" table:formula="of:=IF(AND([.$I32]&gt;=[.N$10];[.$I32]&lt;=[.N$11]);[.$F32];0)" office:value-type="float" office:value="1.171875" calcext:value-type="float">
            <text:p>1,1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6:.C33])" office:value-type="float" office:value="0" calcext:value-type="float">
            <text:p>0</text:p>
          </table:table-cell>
          <table:table-cell table:formula="of:=SUM([.D26:.D33])" office:value-type="float" office:value="3" calcext:value-type="float">
            <text:p>3</text:p>
          </table:table-cell>
          <table:table-cell table:style-name="ce1" table:formula="of:=100*[.E33]/[.E$48]" office:value-type="float" office:value="0.5859375" calcext:value-type="float">
            <text:p>0,5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H33]+[.$J$8]" office:value-type="float" office:value="12" calcext:value-type="float">
            <text:p>12</text:p>
          </table:table-cell>
          <table:table-cell table:style-name="ce1" table:formula="of:=IF(AND([.$I33]&gt;=[.J$10];[.$I33]&lt;=[.J$11]);[.$F33];0)" office:value-type="float" office:value="0" calcext:value-type="float">
            <text:p>0,00</text:p>
          </table:table-cell>
          <table:table-cell table:style-name="ce1" table:formula="of:=IF(AND([.$I33]&gt;=[.K$10];[.$I33]&lt;=[.K$11]);[.$F33];0)" office:value-type="float" office:value="0" calcext:value-type="float">
            <text:p>0,00</text:p>
          </table:table-cell>
          <table:table-cell table:style-name="ce1" table:formula="of:=IF(AND([.$I33]&gt;=[.L$10];[.$I33]&lt;=[.L$11]);[.$F33];0)" office:value-type="float" office:value="0" calcext:value-type="float">
            <text:p>0,00</text:p>
          </table:table-cell>
          <table:table-cell table:style-name="ce1" table:formula="of:=IF(AND([.$I33]&gt;=[.M$10];[.$I33]&lt;=[.M$11]);[.$F33];0)" office:value-type="float" office:value="0" calcext:value-type="float">
            <text:p>0,00</text:p>
          </table:table-cell>
          <table:table-cell table:style-name="ce1" table:formula="of:=IF(AND([.$I33]&gt;=[.N$10];[.$I33]&lt;=[.N$11]);[.$F33];0)" office:value-type="float" office:value="0.5859375" calcext:value-type="float">
            <text:p>0,5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7:.C34])" office:value-type="float" office:value="0" calcext:value-type="float">
            <text:p>0</text:p>
          </table:table-cell>
          <table:table-cell table:formula="of:=SUM([.D27:.D34])" office:value-type="float" office:value="1" calcext:value-type="float">
            <text:p>1</text:p>
          </table:table-cell>
          <table:table-cell table:style-name="ce1" table:formula="of:=100*[.E34]/[.E$48]" office:value-type="float" office:value="0.1953125" calcext:value-type="float">
            <text:p>0,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34]+[.$J$8]" office:value-type="float" office:value="13" calcext:value-type="float">
            <text:p>13</text:p>
          </table:table-cell>
          <table:table-cell table:style-name="ce1" table:formula="of:=IF(AND([.$I34]&gt;=[.J$10];[.$I34]&lt;=[.J$11]);[.$F34];0)" office:value-type="float" office:value="0" calcext:value-type="float">
            <text:p>0,00</text:p>
          </table:table-cell>
          <table:table-cell table:style-name="ce1" table:formula="of:=IF(AND([.$I34]&gt;=[.K$10];[.$I34]&lt;=[.K$11]);[.$F34];0)" office:value-type="float" office:value="0" calcext:value-type="float">
            <text:p>0,00</text:p>
          </table:table-cell>
          <table:table-cell table:style-name="ce1" table:formula="of:=IF(AND([.$I34]&gt;=[.L$10];[.$I34]&lt;=[.L$11]);[.$F34];0)" office:value-type="float" office:value="0" calcext:value-type="float">
            <text:p>0,00</text:p>
          </table:table-cell>
          <table:table-cell table:style-name="ce1" table:formula="of:=IF(AND([.$I34]&gt;=[.M$10];[.$I34]&lt;=[.M$11]);[.$F34];0)" office:value-type="float" office:value="0" calcext:value-type="float">
            <text:p>0,00</text:p>
          </table:table-cell>
          <table:table-cell table:style-name="ce1" table:formula="of:=IF(AND([.$I34]&gt;=[.N$10];[.$I34]&lt;=[.N$11]);[.$F34];0)" office:value-type="float" office:value="0.1953125" calcext:value-type="float">
            <text:p>0,2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8:.C35])" office:value-type="float" office:value="0" calcext:value-type="float">
            <text:p>0</text:p>
          </table:table-cell>
          <table:table-cell table:formula="of:=SUM([.D28:.D35])" office:value-type="float" office:value="0" calcext:value-type="float">
            <text:p>0</text:p>
          </table:table-cell>
          <table:table-cell table:style-name="ce1" table:formula="of:=100*[.E35]/[.E$48]" office:value-type="float" office:value="0" calcext:value-type="float">
            <text:p>0,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H35]+[.$J$8]" office:value-type="float" office:value="14" calcext:value-type="float">
            <text:p>14</text:p>
          </table:table-cell>
          <table:table-cell table:style-name="ce1" table:formula="of:=IF(AND([.$I35]&gt;=[.J$10];[.$I35]&lt;=[.J$11]);[.$F35];0)" office:value-type="float" office:value="0" calcext:value-type="float">
            <text:p>0,00</text:p>
          </table:table-cell>
          <table:table-cell table:style-name="ce1" table:formula="of:=IF(AND([.$I35]&gt;=[.K$10];[.$I35]&lt;=[.K$11]);[.$F35];0)" office:value-type="float" office:value="0" calcext:value-type="float">
            <text:p>0,00</text:p>
          </table:table-cell>
          <table:table-cell table:style-name="ce1" table:formula="of:=IF(AND([.$I35]&gt;=[.L$10];[.$I35]&lt;=[.L$11]);[.$F35];0)" office:value-type="float" office:value="0" calcext:value-type="float">
            <text:p>0,00</text:p>
          </table:table-cell>
          <table:table-cell table:style-name="ce1" table:formula="of:=IF(AND([.$I35]&gt;=[.M$10];[.$I35]&lt;=[.M$11]);[.$F35];0)" office:value-type="float" office:value="0" calcext:value-type="float">
            <text:p>0,00</text:p>
          </table:table-cell>
          <table:table-cell table:style-name="ce1" table:formula="of:=IF(AND([.$I35]&gt;=[.N$10];[.$I35]&lt;=[.N$11]);[.$F35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29:.C36])" office:value-type="float" office:value="0" calcext:value-type="float">
            <text:p>0</text:p>
          </table:table-cell>
          <table:table-cell table:formula="of:=SUM([.D29:.D36])" office:value-type="float" office:value="0" calcext:value-type="float">
            <text:p>0</text:p>
          </table:table-cell>
          <table:table-cell table:style-name="ce1" table:formula="of:=100*[.E36]/[.E$48]" office:value-type="float" office:value="0" calcext:value-type="float">
            <text:p>0,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36]+[.$J$8]" office:value-type="float" office:value="15" calcext:value-type="float">
            <text:p>15</text:p>
          </table:table-cell>
          <table:table-cell table:style-name="ce1" table:formula="of:=IF(AND([.$I36]&gt;=[.J$10];[.$I36]&lt;=[.J$11]);[.$F36];0)" office:value-type="float" office:value="0" calcext:value-type="float">
            <text:p>0,00</text:p>
          </table:table-cell>
          <table:table-cell table:style-name="ce1" table:formula="of:=IF(AND([.$I36]&gt;=[.K$10];[.$I36]&lt;=[.K$11]);[.$F36];0)" office:value-type="float" office:value="0" calcext:value-type="float">
            <text:p>0,00</text:p>
          </table:table-cell>
          <table:table-cell table:style-name="ce1" table:formula="of:=IF(AND([.$I36]&gt;=[.L$10];[.$I36]&lt;=[.L$11]);[.$F36];0)" office:value-type="float" office:value="0" calcext:value-type="float">
            <text:p>0,00</text:p>
          </table:table-cell>
          <table:table-cell table:style-name="ce1" table:formula="of:=IF(AND([.$I36]&gt;=[.M$10];[.$I36]&lt;=[.M$11]);[.$F36];0)" office:value-type="float" office:value="0" calcext:value-type="float">
            <text:p>0,00</text:p>
          </table:table-cell>
          <table:table-cell table:style-name="ce1" table:formula="of:=IF(AND([.$I36]&gt;=[.N$10];[.$I36]&lt;=[.N$11]);[.$F36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0:.C37])" office:value-type="float" office:value="0" calcext:value-type="float">
            <text:p>0</text:p>
          </table:table-cell>
          <table:table-cell table:formula="of:=SUM([.D30:.D37])" office:value-type="float" office:value="0" calcext:value-type="float">
            <text:p>0</text:p>
          </table:table-cell>
          <table:table-cell table:style-name="ce1" table:formula="of:=100*[.E37]/[.E$48]" office:value-type="float" office:value="0" calcext:value-type="float">
            <text:p>0,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H37]+[.$J$8]" office:value-type="float" office:value="16" calcext:value-type="float">
            <text:p>16</text:p>
          </table:table-cell>
          <table:table-cell table:style-name="ce1" table:formula="of:=IF(AND([.$I37]&gt;=[.J$10];[.$I37]&lt;=[.J$11]);[.$F37];0)" office:value-type="float" office:value="0" calcext:value-type="float">
            <text:p>0,00</text:p>
          </table:table-cell>
          <table:table-cell table:style-name="ce1" table:formula="of:=IF(AND([.$I37]&gt;=[.K$10];[.$I37]&lt;=[.K$11]);[.$F37];0)" office:value-type="float" office:value="0" calcext:value-type="float">
            <text:p>0,00</text:p>
          </table:table-cell>
          <table:table-cell table:style-name="ce1" table:formula="of:=IF(AND([.$I37]&gt;=[.L$10];[.$I37]&lt;=[.L$11]);[.$F37];0)" office:value-type="float" office:value="0" calcext:value-type="float">
            <text:p>0,00</text:p>
          </table:table-cell>
          <table:table-cell table:style-name="ce1" table:formula="of:=IF(AND([.$I37]&gt;=[.M$10];[.$I37]&lt;=[.M$11]);[.$F37];0)" office:value-type="float" office:value="0" calcext:value-type="float">
            <text:p>0,00</text:p>
          </table:table-cell>
          <table:table-cell table:style-name="ce1" table:formula="of:=IF(AND([.$I37]&gt;=[.N$10];[.$I37]&lt;=[.N$11]);[.$F37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1:.C38])" office:value-type="float" office:value="0" calcext:value-type="float">
            <text:p>0</text:p>
          </table:table-cell>
          <table:table-cell table:formula="of:=SUM([.D31:.D38])" office:value-type="float" office:value="0" calcext:value-type="float">
            <text:p>0</text:p>
          </table:table-cell>
          <table:table-cell table:style-name="ce1" table:formula="of:=100*[.E38]/[.E$48]" office:value-type="float" office:value="0" calcext:value-type="float">
            <text:p>0,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38]+[.$J$8]" office:value-type="float" office:value="17" calcext:value-type="float">
            <text:p>17</text:p>
          </table:table-cell>
          <table:table-cell table:style-name="ce1" table:formula="of:=IF(AND([.$I38]&gt;=[.J$10];[.$I38]&lt;=[.J$11]);[.$F38];0)" office:value-type="float" office:value="0" calcext:value-type="float">
            <text:p>0,00</text:p>
          </table:table-cell>
          <table:table-cell table:style-name="ce1" table:formula="of:=IF(AND([.$I38]&gt;=[.K$10];[.$I38]&lt;=[.K$11]);[.$F38];0)" office:value-type="float" office:value="0" calcext:value-type="float">
            <text:p>0,00</text:p>
          </table:table-cell>
          <table:table-cell table:style-name="ce1" table:formula="of:=IF(AND([.$I38]&gt;=[.L$10];[.$I38]&lt;=[.L$11]);[.$F38];0)" office:value-type="float" office:value="0" calcext:value-type="float">
            <text:p>0,00</text:p>
          </table:table-cell>
          <table:table-cell table:style-name="ce1" table:formula="of:=IF(AND([.$I38]&gt;=[.M$10];[.$I38]&lt;=[.M$11]);[.$F38];0)" office:value-type="float" office:value="0" calcext:value-type="float">
            <text:p>0,00</text:p>
          </table:table-cell>
          <table:table-cell table:style-name="ce1" table:formula="of:=IF(AND([.$I38]&gt;=[.N$10];[.$I38]&lt;=[.N$11]);[.$F38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2:.C39])" office:value-type="float" office:value="0" calcext:value-type="float">
            <text:p>0</text:p>
          </table:table-cell>
          <table:table-cell table:formula="of:=SUM([.D32:.D39])" office:value-type="float" office:value="0" calcext:value-type="float">
            <text:p>0</text:p>
          </table:table-cell>
          <table:table-cell table:style-name="ce1" table:formula="of:=100*[.E39]/[.E$48]" office:value-type="float" office:value="0" calcext:value-type="float">
            <text:p>0,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H39]+[.$J$8]" office:value-type="float" office:value="18" calcext:value-type="float">
            <text:p>18</text:p>
          </table:table-cell>
          <table:table-cell table:style-name="ce1" table:formula="of:=IF(AND([.$I39]&gt;=[.J$10];[.$I39]&lt;=[.J$11]);[.$F39];0)" office:value-type="float" office:value="0" calcext:value-type="float">
            <text:p>0,00</text:p>
          </table:table-cell>
          <table:table-cell table:style-name="ce1" table:formula="of:=IF(AND([.$I39]&gt;=[.K$10];[.$I39]&lt;=[.K$11]);[.$F39];0)" office:value-type="float" office:value="0" calcext:value-type="float">
            <text:p>0,00</text:p>
          </table:table-cell>
          <table:table-cell table:style-name="ce1" table:formula="of:=IF(AND([.$I39]&gt;=[.L$10];[.$I39]&lt;=[.L$11]);[.$F39];0)" office:value-type="float" office:value="0" calcext:value-type="float">
            <text:p>0,00</text:p>
          </table:table-cell>
          <table:table-cell table:style-name="ce1" table:formula="of:=IF(AND([.$I39]&gt;=[.M$10];[.$I39]&lt;=[.M$11]);[.$F39];0)" office:value-type="float" office:value="0" calcext:value-type="float">
            <text:p>0,00</text:p>
          </table:table-cell>
          <table:table-cell table:style-name="ce1" table:formula="of:=IF(AND([.$I39]&gt;=[.N$10];[.$I39]&lt;=[.N$11]);[.$F39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3:.C40])" office:value-type="float" office:value="0" calcext:value-type="float">
            <text:p>0</text:p>
          </table:table-cell>
          <table:table-cell table:formula="of:=SUM([.D33:.D40])" office:value-type="float" office:value="0" calcext:value-type="float">
            <text:p>0</text:p>
          </table:table-cell>
          <table:table-cell table:style-name="ce1" table:formula="of:=100*[.E40]/[.E$48]" office:value-type="float" office:value="0" calcext:value-type="float">
            <text:p>0,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40]+[.$J$8]" office:value-type="float" office:value="19" calcext:value-type="float">
            <text:p>19</text:p>
          </table:table-cell>
          <table:table-cell table:style-name="ce1" table:formula="of:=IF(AND([.$I40]&gt;=[.J$10];[.$I40]&lt;=[.J$11]);[.$F40];0)" office:value-type="float" office:value="0" calcext:value-type="float">
            <text:p>0,00</text:p>
          </table:table-cell>
          <table:table-cell table:style-name="ce1" table:formula="of:=IF(AND([.$I40]&gt;=[.K$10];[.$I40]&lt;=[.K$11]);[.$F40];0)" office:value-type="float" office:value="0" calcext:value-type="float">
            <text:p>0,00</text:p>
          </table:table-cell>
          <table:table-cell table:style-name="ce1" table:formula="of:=IF(AND([.$I40]&gt;=[.L$10];[.$I40]&lt;=[.L$11]);[.$F40];0)" office:value-type="float" office:value="0" calcext:value-type="float">
            <text:p>0,00</text:p>
          </table:table-cell>
          <table:table-cell table:style-name="ce1" table:formula="of:=IF(AND([.$I40]&gt;=[.M$10];[.$I40]&lt;=[.M$11]);[.$F40];0)" office:value-type="float" office:value="0" calcext:value-type="float">
            <text:p>0,00</text:p>
          </table:table-cell>
          <table:table-cell table:style-name="ce1" table:formula="of:=IF(AND([.$I40]&gt;=[.N$10];[.$I40]&lt;=[.N$11]);[.$F40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4:.C41])" office:value-type="float" office:value="0" calcext:value-type="float">
            <text:p>0</text:p>
          </table:table-cell>
          <table:table-cell table:formula="of:=SUM([.D34:.D41])" office:value-type="float" office:value="0" calcext:value-type="float">
            <text:p>0</text:p>
          </table:table-cell>
          <table:table-cell table:style-name="ce1" table:formula="of:=100*[.E41]/[.E$48]" office:value-type="float" office:value="0" calcext:value-type="float">
            <text:p>0,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41]+[.$J$8]" office:value-type="float" office:value="20" calcext:value-type="float">
            <text:p>20</text:p>
          </table:table-cell>
          <table:table-cell table:style-name="ce1" table:formula="of:=IF(AND([.$I41]&gt;=[.J$10];[.$I41]&lt;=[.J$11]);[.$F41];0)" office:value-type="float" office:value="0" calcext:value-type="float">
            <text:p>0,00</text:p>
          </table:table-cell>
          <table:table-cell table:style-name="ce1" table:formula="of:=IF(AND([.$I41]&gt;=[.K$10];[.$I41]&lt;=[.K$11]);[.$F41];0)" office:value-type="float" office:value="0" calcext:value-type="float">
            <text:p>0,00</text:p>
          </table:table-cell>
          <table:table-cell table:style-name="ce1" table:formula="of:=IF(AND([.$I41]&gt;=[.L$10];[.$I41]&lt;=[.L$11]);[.$F41];0)" office:value-type="float" office:value="0" calcext:value-type="float">
            <text:p>0,00</text:p>
          </table:table-cell>
          <table:table-cell table:style-name="ce1" table:formula="of:=IF(AND([.$I41]&gt;=[.M$10];[.$I41]&lt;=[.M$11]);[.$F41];0)" office:value-type="float" office:value="0" calcext:value-type="float">
            <text:p>0,00</text:p>
          </table:table-cell>
          <table:table-cell table:style-name="ce1" table:formula="of:=IF(AND([.$I41]&gt;=[.N$10];[.$I41]&lt;=[.N$11]);[.$F41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5:.C42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1" table:formula="of:=100*[.E42]/[.E$48]" office:value-type="float" office:value="0" calcext:value-type="float">
            <text:p>0,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42]+[.$J$8]" office:value-type="float" office:value="21" calcext:value-type="float">
            <text:p>21</text:p>
          </table:table-cell>
          <table:table-cell table:style-name="ce1" table:formula="of:=IF(AND([.$I42]&gt;=[.J$10];[.$I42]&lt;=[.J$11]);[.$F42];0)" office:value-type="float" office:value="0" calcext:value-type="float">
            <text:p>0,00</text:p>
          </table:table-cell>
          <table:table-cell table:style-name="ce1" table:formula="of:=IF(AND([.$I42]&gt;=[.K$10];[.$I42]&lt;=[.K$11]);[.$F42];0)" office:value-type="float" office:value="0" calcext:value-type="float">
            <text:p>0,00</text:p>
          </table:table-cell>
          <table:table-cell table:style-name="ce1" table:formula="of:=IF(AND([.$I42]&gt;=[.L$10];[.$I42]&lt;=[.L$11]);[.$F42];0)" office:value-type="float" office:value="0" calcext:value-type="float">
            <text:p>0,00</text:p>
          </table:table-cell>
          <table:table-cell table:style-name="ce1" table:formula="of:=IF(AND([.$I42]&gt;=[.M$10];[.$I42]&lt;=[.M$11]);[.$F42];0)" office:value-type="float" office:value="0" calcext:value-type="float">
            <text:p>0,00</text:p>
          </table:table-cell>
          <table:table-cell table:style-name="ce1" table:formula="of:=IF(AND([.$I42]&gt;=[.N$10];[.$I42]&lt;=[.N$11]);[.$F42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6:.C43])" office:value-type="float" office:value="0" calcext:value-type="float">
            <text:p>0</text:p>
          </table:table-cell>
          <table:table-cell table:formula="of:=SUM([.D36:.D43])" office:value-type="float" office:value="0" calcext:value-type="float">
            <text:p>0</text:p>
          </table:table-cell>
          <table:table-cell table:style-name="ce1" table:formula="of:=100*[.E43]/[.E$48]" office:value-type="float" office:value="0" calcext:value-type="float">
            <text:p>0,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H43]+[.$J$8]" office:value-type="float" office:value="22" calcext:value-type="float">
            <text:p>22</text:p>
          </table:table-cell>
          <table:table-cell table:style-name="ce1" table:formula="of:=IF(AND([.$I43]&gt;=[.J$10];[.$I43]&lt;=[.J$11]);[.$F43];0)" office:value-type="float" office:value="0" calcext:value-type="float">
            <text:p>0,00</text:p>
          </table:table-cell>
          <table:table-cell table:style-name="ce1" table:formula="of:=IF(AND([.$I43]&gt;=[.K$10];[.$I43]&lt;=[.K$11]);[.$F43];0)" office:value-type="float" office:value="0" calcext:value-type="float">
            <text:p>0,00</text:p>
          </table:table-cell>
          <table:table-cell table:style-name="ce1" table:formula="of:=IF(AND([.$I43]&gt;=[.L$10];[.$I43]&lt;=[.L$11]);[.$F43];0)" office:value-type="float" office:value="0" calcext:value-type="float">
            <text:p>0,00</text:p>
          </table:table-cell>
          <table:table-cell table:style-name="ce1" table:formula="of:=IF(AND([.$I43]&gt;=[.M$10];[.$I43]&lt;=[.M$11]);[.$F43];0)" office:value-type="float" office:value="0" calcext:value-type="float">
            <text:p>0,00</text:p>
          </table:table-cell>
          <table:table-cell table:style-name="ce1" table:formula="of:=IF(AND([.$I43]&gt;=[.N$10];[.$I43]&lt;=[.N$11]);[.$F43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SUM([.C37:.C44])" office:value-type="float" office:value="0" calcext:value-type="float">
            <text:p>0</text:p>
          </table:table-cell>
          <table:table-cell table:formula="of:=SUM([.D37:.D44])" office:value-type="float" office:value="0" calcext:value-type="float">
            <text:p>0</text:p>
          </table:table-cell>
          <table:table-cell table:style-name="ce1" table:formula="of:=100*[.E44]/[.E$48]" office:value-type="float" office:value="0" calcext:value-type="float">
            <text:p>0,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44]+[.$J$8]" office:value-type="float" office:value="23" calcext:value-type="float">
            <text:p>23</text:p>
          </table:table-cell>
          <table:table-cell table:style-name="ce1" table:formula="of:=IF(AND([.$I44]&gt;=[.J$10];[.$I44]&lt;=[.J$11]);[.$F44];0)" office:value-type="float" office:value="0" calcext:value-type="float">
            <text:p>0,00</text:p>
          </table:table-cell>
          <table:table-cell table:style-name="ce1" table:formula="of:=IF(AND([.$I44]&gt;=[.K$10];[.$I44]&lt;=[.K$11]);[.$F44];0)" office:value-type="float" office:value="0" calcext:value-type="float">
            <text:p>0,00</text:p>
          </table:table-cell>
          <table:table-cell table:style-name="ce1" table:formula="of:=IF(AND([.$I44]&gt;=[.L$10];[.$I44]&lt;=[.L$11]);[.$F44];0)" office:value-type="float" office:value="0" calcext:value-type="float">
            <text:p>0,00</text:p>
          </table:table-cell>
          <table:table-cell table:style-name="ce1" table:formula="of:=IF(AND([.$I44]&gt;=[.M$10];[.$I44]&lt;=[.M$11]);[.$F44];0)" office:value-type="float" office:value="0" calcext:value-type="float">
            <text:p>0,00</text:p>
          </table:table-cell>
          <table:table-cell table:style-name="ce1" table:formula="of:=IF(AND([.$I44]&gt;=[.N$10];[.$I44]&lt;=[.N$11]);[.$F44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C38:.C45])" office:value-type="float" office:value="0" calcext:value-type="float">
            <text:p>0</text:p>
          </table:table-cell>
          <table:table-cell table:formula="of:=SUM([.D38:.D45])" office:value-type="float" office:value="0" calcext:value-type="float">
            <text:p>0</text:p>
          </table:table-cell>
          <table:table-cell table:style-name="ce1" table:formula="of:=100*[.E45]/[.E$48]" office:value-type="float" office:value="0" calcext:value-type="float">
            <text:p>0,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45]+[.$J$8]" office:value-type="float" office:value="24" calcext:value-type="float">
            <text:p>24</text:p>
          </table:table-cell>
          <table:table-cell table:style-name="ce1" table:formula="of:=IF(AND([.$I45]&gt;=[.J$10];[.$I45]&lt;=[.J$11]);[.$F45];0)" office:value-type="float" office:value="0" calcext:value-type="float">
            <text:p>0,00</text:p>
          </table:table-cell>
          <table:table-cell table:style-name="ce1" table:formula="of:=IF(AND([.$I45]&gt;=[.K$10];[.$I45]&lt;=[.K$11]);[.$F45];0)" office:value-type="float" office:value="0" calcext:value-type="float">
            <text:p>0,00</text:p>
          </table:table-cell>
          <table:table-cell table:style-name="ce1" table:formula="of:=IF(AND([.$I45]&gt;=[.L$10];[.$I45]&lt;=[.L$11]);[.$F45];0)" office:value-type="float" office:value="0" calcext:value-type="float">
            <text:p>0,00</text:p>
          </table:table-cell>
          <table:table-cell table:style-name="ce1" table:formula="of:=IF(AND([.$I45]&gt;=[.M$10];[.$I45]&lt;=[.M$11]);[.$F45];0)" office:value-type="float" office:value="0" calcext:value-type="float">
            <text:p>0,00</text:p>
          </table:table-cell>
          <table:table-cell table:style-name="ce1" table:formula="of:=IF(AND([.$I45]&gt;=[.N$10];[.$I45]&lt;=[.N$11]);[.$F45];0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fum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eutre</text:p>
          </table:table-cell>
          <table:table-cell office:value-type="string" calcext:value-type="string">
            <text:p>réussite</text:p>
          </table:table-cell>
          <table:table-cell office:value-type="string" calcext:value-type="string">
            <text:p>critiqu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13:.C47])" office:value-type="float" office:value="8" calcext:value-type="float">
            <text:p>8</text:p>
          </table:table-cell>
          <table:table-cell table:formula="of:=SUM([.D13:.D47])" office:value-type="float" office:value="64" calcext:value-type="float">
            <text:p>64</text:p>
          </table:table-cell>
          <table:table-cell table:formula="of:=SUM([.E13:.E47])" office:value-type="float" office:value="512" calcext:value-type="float">
            <text:p>512</text:p>
          </table:table-cell>
          <table:table-cell table:formula="of:=SUM([.F13:.F47])" office:value-type="float" office:value="100" calcext:value-type="float">
            <text:p>100</text:p>
          </table:table-cell>
          <table:table-cell table:number-columns-repeated="3"/>
          <table:table-cell table:formula="of:=SUM([.J13:.J45])" office:value-type="float" office:value="0.78125" calcext:value-type="float">
            <text:p>0,78125</text:p>
          </table:table-cell>
          <table:table-cell table:formula="of:=SUM([.K13:.K45])" office:value-type="float" office:value="22.65625" calcext:value-type="float">
            <text:p>22,65625</text:p>
          </table:table-cell>
          <table:table-cell table:formula="of:=SUM([.L13:.L45])" office:value-type="float" office:value="8.203125" calcext:value-type="float">
            <text:p>8,203125</text:p>
          </table:table-cell>
          <table:table-cell table:formula="of:=SUM([.M13:.M45])" office:value-type="float" office:value="51.953125" calcext:value-type="float">
            <text:p>51,953125</text:p>
          </table:table-cell>
          <table:table-cell table:formula="of:=SUM([.N13:.N45])" office:value-type="float" office:value="16.40625" calcext:value-type="float">
            <text:p>16,406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formula="of:=SUM([.J48:.N48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critique</text:p>
          </table:table-cell>
          <table:table-cell table:style-name="ce1" table:formula="of:=[.N48]" office:value-type="float" office:value="16.40625" calcext:value-type="float">
            <text:p>16,41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Réussite + critique</text:p>
          </table:table-cell>
          <table:table-cell table:style-name="ce1" table:formula="of:=[.M48]+[.N48]" office:value-type="float" office:value="68.359375" calcext:value-type="float">
            <text:p>68,3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neutre</text:p>
          </table:table-cell>
          <table:table-cell table:style-name="ce1" table:formula="of:=[.L48]" office:value-type="float" office:value="8.203125" calcext:value-type="float">
            <text:p>8,20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Fail + fumble</text:p>
          </table:table-cell>
          <table:table-cell table:style-name="ce1" table:formula="of:=[.J48]+[.K48]" office:value-type="float" office:value="23.4375" calcext:value-type="float">
            <text:p>23,4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fumble</text:p>
          </table:table-cell>
          <table:table-cell table:style-name="ce1" table:formula="of:=[.J48]" office:value-type="float" office:value="0.78125" calcext:value-type="float">
            <text:p>0,78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01:39:20.091411510</dc:date>
    <meta:editing-duration>PT13M20S</meta:editing-duration>
    <meta:editing-cycles>2</meta:editing-cycles>
    <meta:generator>LibreOffice/6.0.4.2$Linux_X86_64 LibreOffice_project/00m0$Build-2</meta:generator>
    <meta:document-statistic meta:table-count="1" meta:cell-count="398" meta:object-count="0"/>
  </office:meta>
</office:document-meta>
</file>